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39in"/>
    </style:style>
    <style:style style:name="co2" style:family="table-column">
      <style:table-column-properties fo:break-before="auto" style:column-width="2.0154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# Item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STMicroelectronics STM32F103C8T6</text:p>
          </table:table-cell>
          <table:table-cell office:value-type="string" calcext:value-type="string">
            <text:p><text:a xlink:href="https://www.lcsc.com/product-detail/Microcontrollers-MCU-MPU-SOC_STMicroelectronics-STM32F103C8T6_C8734.html" xlink:type="simple">link</text:a></text:p>
          </table:table-cell>
          <table:table-cell office:value-type="string" calcext:value-type="string">
            <text:p><text:a xlink:href="https://www.lcsc.com/datasheet/lcsc_datasheet_2302211130_STMicroelectronics-STM32F103C8T6_C8734.pdf" xlink:type="simple">lin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rean Hroparts Elec TYPE-C-31-M-12</text:p>
          </table:table-cell>
          <table:table-cell office:value-type="string" calcext:value-type="string">
            <text:p><text:a xlink:href="https://www.lcsc.com/product-detail/USB-Connectors_Korean-Hroparts-Elec-TYPE-C-31-M-12_C165948.html" xlink:type="simple">link</text:a></text:p>
          </table:table-cell>
          <table:table-cell office:value-type="string" calcext:value-type="string">
            <text:p><text:a xlink:href="https://www.lcsc.com/datasheet/lcsc_datasheet_2410010003_Korean-Hroparts-Elec-TYPE-C-31-M-12_C165948.pdf" xlink:type="simple">lin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 C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Microelectronics USBLC6-2SC6</text:p>
          </table:table-cell>
          <table:table-cell office:value-type="string" calcext:value-type="string">
            <text:p><text:a xlink:href="https://www.lcsc.com/product-detail/ESD-and-Surge-Protection-TVS-ESD_STMicroelectronics-USBLC6-2SC6_C7519.html" xlink:type="simple">link</text:a></text:p>
          </table:table-cell>
          <table:table-cell office:value-type="string" calcext:value-type="string">
            <text:p><text:a xlink:href="https://www.lcsc.com/datasheet/lcsc_datasheet_2304140030_STMicroelectronics-USBLC6-2SC6_C7519.pdf" xlink:type="simple">lin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uit protection</text:p>
          </table:table-cell>
          <table:table-cell/>
          <table:table-cell office:value-type="string" calcext:value-type="string">
            <text:p>https://app.ultralibrarian.com/details/bd8e308d-10a2-11e9-ab3a-0a3560a4cccc/STMicroelectronics/USBLC6-2SC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I-TECH WCM2012F2SF-900T04</text:p>
          </table:table-cell>
          <table:table-cell office:value-type="string" calcext:value-type="string">
            <text:p><text:a xlink:href="https://www.lcsc.com/product-detail/Common-Mode-Filters_TAI-TECH-WCM2012F2SF-900T04_C155171.html" xlink:type="simple">link</text:a></text:p>
          </table:table-cell>
          <table:table-cell office:value-type="string" calcext:value-type="string">
            <text:p><text:a xlink:href="https://www.lcsc.com/datasheet/lcsc_datasheet_2009171408_TAI-TECH-WCM2012F2SF-900T04_C155171.pdf" xlink:type="simple">lin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 Mode Filters</text:p>
          </table:table-cell>
          <table:table-cell/>
          <table:table-cell office:value-type="string" calcext:value-type="string">
            <text:p>instead of EMTEK CMF3216F-900M-2P-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iko Epson Q24FA20H00512</text:p>
          </table:table-cell>
          <table:table-cell office:value-type="string" calcext:value-type="string">
            <text:p><text:a xlink:href="https://www.lcsc.com/product-detail/Crystals_Seiko-Epson-Q24FA20H00512_C255947.html" xlink:type="simple">link</text:a></text:p>
          </table:table-cell>
          <table:table-cell office:value-type="string" calcext:value-type="string">
            <text:p><text:a xlink:href="https://www.lcsc.com/datasheet/lcsc_datasheet_2404180924_Seiko-Epson-Q24FA20H00512_C255947.pdf" xlink:type="simple">link</text:a>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xas Instruments TLV62569DBVR</text:p>
          </table:table-cell>
          <table:table-cell office:value-type="string" calcext:value-type="string">
            <text:p><text:a xlink:href="https://www.lcsc.com/product-detail/DC-DC-Converters_Texas-Instruments-TLV62569DBVR_C141836.html" xlink:type="simple">link</text:a></text:p>
          </table:table-cell>
          <table:table-cell office:value-type="string" calcext:value-type="string">
            <text:p><text:a xlink:href="https://www.lcsc.com/datasheet/lcsc_datasheet_2410010303_Texas-Instruments-TLV62569DBVR_C141836.pdf" xlink:type="simple">link</text:a>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4T07:33:13.731176133</meta:creation-date>
    <meta:generator>LibreOffice/7.3.7.2$Linux_X86_64 LibreOffice_project/30$Build-2</meta:generator>
    <dc:date>2024-12-14T09:03:41.541460883</dc:date>
    <meta:editing-duration>PT49M35S</meta:editing-duration>
    <meta:editing-cycles>6</meta:editing-cycles>
    <meta:document-statistic meta:table-count="1" meta:cell-count="35" meta:object-count="0"/>
  </office:meta>
</office:document-meta>
</file>